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12E800000A6B5748A4C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ALS Sector Regular" svg:font-family="'ALS Sector Regular'"/>
    <style:font-face style:name="Adwaita Sans" svg:font-family="'Adwaita Sans'" style:font-family-generic="system" style:font-pitch="variable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draw:fill-image-width="128.025cm" draw:fill-image-height="70.547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2" draw:fill-image-width="128.025cm" draw:fill-image-height="70.547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176de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loext:decorative="false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2" style:family="presentation" style:parent-style-name="Default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_20_1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3.364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_20_1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_20_1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_20_1-notes">
      <style:graphic-properties draw:fill-color="#ffffff" draw:auto-grow-height="false" fo:min-height="12.573cm" loext:decorative="false"/>
      <style:paragraph-properties style:writing-mode="lr-tb"/>
    </style:style>
    <style:style style:name="pr8" style:family="presentation" style:parent-style-name="Default_20_1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4.151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Default_20_1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_20_1-title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2.768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Default_20_1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_20_1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5.534cm" fo:padding-top="0cm" fo:padding-bottom="0cm" fo:padding-left="0cm" fo:padding-right="0cm" fo:wrap-option="wrap" loext:decorative="false"/>
      <style:paragraph-properties style:writing-mode="lr-tb"/>
    </style:style>
    <style:style style:name="pr13" style:family="presentation" style:parent-style-name="Default_20_1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6.754cm" style:use-optimal-column-width="false"/>
    </style:style>
    <style:style style:name="co2" style:family="table-column">
      <style:table-column-properties style:column-width="6.281cm" style:use-optimal-column-width="false"/>
    </style:style>
    <style:style style:name="co3" style:family="table-column">
      <style:table-column-properties style:column-width="6.277cm" style:use-optimal-column-width="false"/>
    </style:style>
    <style:style style:name="co4" style:family="table-column">
      <style:table-column-properties style:column-width="3.146cm" style:use-optimal-column-width="false"/>
    </style:style>
    <style:style style:name="co5" style:family="table-column">
      <style:table-column-properties style:column-width="5.035cm" style:use-optimal-column-width="false"/>
    </style:style>
    <style:style style:name="co6" style:family="table-column">
      <style:table-column-properties style:column-width="4.367cm" style:use-optimal-column-width="false"/>
    </style:style>
    <style:style style:name="co7" style:family="table-column">
      <style:table-column-properties style:column-width="3.916cm" style:use-optimal-column-width="false"/>
    </style:style>
    <style:style style:name="co8" style:family="table-column">
      <style:table-column-properties style:column-width="2.657cm" style:use-optimal-column-width="false"/>
    </style:style>
    <style:style style:name="co9" style:family="table-column">
      <style:table-column-properties style:column-width="4.863cm" style:use-optimal-column-width="false"/>
    </style:style>
    <style:style style:name="co10" style:family="table-column">
      <style:table-column-properties style:column-width="3.126cm" style:use-optimal-column-width="false"/>
    </style:style>
    <style:style style:name="co11" style:family="table-column">
      <style:table-column-properties style:column-width="5.554cm" style:use-optimal-column-width="false"/>
    </style:style>
    <style:style style:name="co12" style:family="table-column">
      <style:table-column-properties style:column-width="5.042cm" style:use-optimal-column-width="false"/>
    </style:style>
    <style:style style:name="co13" style:family="table-column">
      <style:table-column-properties style:column-width="3.986cm" style:use-optimal-column-width="false"/>
    </style:style>
    <style:style style:name="co14" style:family="table-column">
      <style:table-column-properties style:column-width="5.473cm" style:use-optimal-column-width="false"/>
    </style:style>
    <style:style style:name="co15" style:family="table-column">
      <style:table-column-properties style:column-width="3.665cm" style:use-optimal-column-width="false"/>
    </style:style>
    <style:style style:name="ro1" style:family="table-row">
      <style:table-row-properties style:row-height="3.723cm" style:use-optimal-row-height="false"/>
    </style:style>
    <style:style style:name="ro2" style:family="table-row">
      <style:table-row-properties style:row-height="1.583cm" style:use-optimal-row-height="false"/>
    </style:style>
    <style:style style:name="ro3" style:family="table-row">
      <style:table-row-properties style:row-height="3.363cm" style:use-optimal-row-height="false"/>
    </style:style>
    <style:style style:name="ro4" style:family="table-row">
      <style:table-row-properties style:row-height="2.309cm" style:use-optimal-row-height="false"/>
    </style:style>
    <style:style style:name="ro5" style:family="table-row">
      <style:table-row-properties style:row-height="2.986cm" style:use-optimal-row-height="false"/>
    </style:style>
    <style:style style:name="ro6" style:family="table-row">
      <style:table-row-properties style:row-height="1.656cm" style:use-optimal-row-height="false"/>
    </style:style>
    <style:style style:name="ro7" style:family="table-row">
      <style:table-row-properties style:row-height="2.988cm" style:use-optimal-row-height="false"/>
    </style:style>
    <style:style style:name="ce1" style:family="table-cell">
      <style:paragraph-properties fo:line-height="150%"/>
      <style:text-properties style:font-name="Times New Roman1" fo:font-size="20pt" style:font-name-asian="Times New Roman1" style:font-size-asian="20pt" style:font-name-complex="Times New Roman1" style:font-size-complex="20pt"/>
    </style:style>
    <style:style style:name="ce2" style:family="table-cell">
      <style:paragraph-properties fo:line-height="150%"/>
      <style:text-properties style:font-name="Times New Roman1" fo:font-size="18pt" style:font-name-asian="Times New Roman1" style:font-size-asian="18pt" style:font-name-complex="Times New Roman1" style:font-size-complex="18pt"/>
    </style:style>
    <style:style style:name="ce3" style:family="table-cell">
      <style:paragraph-properties fo:line-height="150%"/>
      <style:text-properties style:font-name="Times New Roman1" fo:font-size="18pt" style:font-size-asian="18pt" style:font-weight-asian="bold" style:font-name-complex="Times New Roman1" style:font-size-complex="18pt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176dea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7" style:family="paragraph">
      <style:paragraph-properties fo:margin-left="0cm" fo:margin-right="0cm" fo:margin-top="0.42cm" fo:margin-bottom="0.35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9.7999992370605pt" fo:letter-spacing="normal" fo:language="ru" fo:country="RU" fo:font-style="normal" style:text-underline-style="none" fo:font-weight="normal" fo:background-color="transparent" style:font-size-asian="19.7999992370605pt" style:font-style-asian="normal" style:font-weight-asian="normal" style:font-size-complex="19.7999992370605pt" style:font-style-complex="normal" style:font-weight-complex="normal"/>
    </style:style>
    <style:style style:name="P11" style:family="paragraph">
      <style:paragraph-properties fo:margin-left="0cm" fo:margin-right="0cm" fo:margin-top="0.12cm" fo:margin-bottom="0.05cm" fo:line-height="115%" fo:text-align="justify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15%" fo:text-align="justify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.02cm" fo:margin-bottom="0cm" fo:line-height="115%" fo:text-align="justify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.12cm" fo:margin-bottom="0.05cm" fo:line-height="115%" fo:text-align="justify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.12cm" fo:margin-bottom="0.05cm" fo:line-height="100%" fo:text-align="justify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9" style:family="paragraph">
      <loext:graphic-properties draw:fill="none"/>
      <style:paragraph-properties fo:margin-left="0cm" fo:margin-right="0cm" fo:margin-top="0.12cm" fo:margin-bottom="0.05cm" fo:line-height="100%" fo:text-align="justify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2" style:family="paragraph">
      <style:paragraph-properties fo:margin-left="0cm" fo:margin-right="0cm" fo:margin-top="0.12cm" fo:margin-bottom="0.05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3" style:family="paragraph">
      <style:paragraph-properties fo:line-height="150%"/>
      <style:text-properties style:font-name="Times New Roman1" fo:font-size="20pt" style:font-name-asian="Times New Roman1" style:font-size-asian="20pt" style:font-name-complex="Times New Roman1" style:font-size-complex="20pt"/>
    </style:style>
    <style:style style:name="P24" style:family="paragraph">
      <style:paragraph-properties fo:margin-left="0cm" fo:margin-right="0cm" fo:margin-top="0.1cm" fo:margin-bottom="0.1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5" style:family="paragraph">
      <style:paragraph-properties fo:line-height="150%"/>
      <style:text-properties style:font-name="Times New Roman1" fo:font-size="18pt" style:font-name-asian="Times New Roman1" style:font-size-asian="18pt" style:font-name-complex="Times New Roman1" style:font-size-complex="18pt"/>
    </style:style>
    <style:style style:name="P26" style:family="paragraph">
      <style:paragraph-properties fo:line-height="150%"/>
      <style:text-properties style:font-name="Times New Roman1" fo:font-size="18pt" style:font-size-asian="18pt" style:font-weight-asian="bold" style:font-name-complex="Times New Roman1" style:font-size-complex="18pt"/>
    </style:style>
    <style:style style:name="P27" style:family="paragraph">
      <loext:graphic-properties draw:fill="none"/>
      <style:paragraph-properties fo:margin-left="0cm" fo:margin-right="0cm" fo:margin-top="0.42cm" fo:margin-bottom="0.35cm" fo:line-height="90%" fo:text-align="start" fo:text-indent="0cm" loext:tab-stop-distance="2.54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8" style:family="paragraph">
      <style:paragraph-properties fo:margin-left="0cm" fo:margin-right="0cm" fo:margin-top="0.12cm" fo:margin-bottom="0.1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.12cm" fo:margin-bottom="0.05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0" style:family="paragraph">
      <style:paragraph-properties fo:margin-left="0cm" fo:margin-right="0cm" fo:margin-top="0.22cm" fo:margin-bottom="0.2cm" fo:line-height="100%" fo:text-align="justify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.12cm" fo:margin-bottom="0.1cm" fo:line-height="100%" fo:text-align="justify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LS Sector Regular" fo:font-size="36.4000015258789pt" fo:letter-spacing="normal" fo:language="ru" fo:country="RU" fo:font-style="normal" style:text-underline-style="none" fo:font-weight="bold" fo:background-color="transparent" style:font-name-asian="Times New Roman" style:font-size-asian="36.4000015258789pt" style:font-style-asian="normal" style:font-weight-asian="bold" style:font-size-complex="36.4000015258789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50%" style:text-outline="false" style:text-line-through-style="none" style:text-line-through-type="none" style:text-position="0% 100%" style:font-name="ALS Sector Regular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LS Sector Regular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LS Sector Regular" fo:font-size="20pt" fo:letter-spacing="normal" fo:language="ru" fo:country="RU" fo:font-style="normal" style:text-underline-style="none" fo:font-weight="bold" fo:background-color="transparent" style:font-name-asian="Times New Roman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LS Sector Regular" fo:font-size="32pt" fo:letter-spacing="normal" fo:language="ru" fo:country="RU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LS Sector Regular" fo:font-size="15pt" fo:letter-spacing="normal" fo:language="ru" fo:country="RU" fo:font-style="normal" style:text-underline-style="none" fo:font-weight="normal" fo:background-color="transparent" style:font-name-asian="Noto Sans CJK SC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LS Sector Regular" fo:font-size="16pt" fo:letter-spacing="normal" fo:language="ru" fo:country="RU" fo:font-style="normal" style:text-underline-style="none" fo:font-weight="normal" fo:background-color="transparent" style:font-name-asian="Noto Sans CJK S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LS Sector Regular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LS Sector Regular" fo:font-size="16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Times New Roman1" fo:font-size="20pt" style:font-name-asian="Times New Roman1" style:font-size-asian="20pt" style:font-name-complex="Times New Roman1" style:font-size-complex="20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LS Sector Regular" fo:font-size="32pt" fo:letter-spacing="normal" fo:language="ru" fo:country="RU" fo:font-style="normal" style:text-underline-style="none" fo:font-weight="bold" fo:background-color="transparent" style:font-name-asian="Noto Sans CJK SC" style:font-size-asian="32pt" style:font-style-asian="normal" style:font-weight-asian="bold" style:font-size-complex="32pt" style:font-style-complex="normal" style:font-weight-complex="bold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LS Sector Regular" fo:font-size="16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Times New Roman1" fo:font-size="18pt" style:font-name-asian="Times New Roman1" style:font-size-asian="18pt" style:font-name-complex="Times New Roman1" style:font-size-complex="18pt"/>
    </style:style>
    <style:style style:name="T17" style:family="text">
      <style:text-properties style:font-name="Times New Roman1" fo:font-size="18pt" style:font-size-asian="18pt" style:font-weight-asian="bold" style:font-name-complex="Times New Roman1" style:font-size-complex="18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LS Sector Regular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LS Sector Regular" fo:font-size="54pt" fo:letter-spacing="normal" fo:language="ru" fo:country="RU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Заголовок 2" draw:style-name="gr1" draw:text-style-name="P2" draw:layer="layout" svg:width="26.435cm" svg:height="3.999cm" svg:x="1cm" svg:y="5cm">
          <text:p text:style-name="P1"><text:span text:style-name="T1">Сравнительный анализ архитектур веб-приложений для обеспечения </text:span></text:p>
          <text:p text:style-name="P1"><text:span text:style-name="T1">масштабируемости и отказоустойчивости многопользовательского веб-</text:span></text:p>
          <text:p text:style-name="P1"><text:span text:style-name="T1">приложения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2" draw:style-name="gr2" draw:text-style-name="P2" draw:layer="layout" svg:width="12.209cm" svg:height="1.098cm" svg:x="1.064cm" svg:y="13.963cm">
          <text:p text:style-name="P1"><text:span text:style-name="T2">10.12.202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1" draw:style-name="gr3" draw:text-style-name="P4" draw:layer="layout" svg:width="25.748cm" svg:height="1.499cm" svg:x="1.064cm" svg:y="0.869cm">
          <text:p text:style-name="P3"><text:span text:style-name="T3">Московский государственный технический университет им. Н.Э. Баумана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4" draw:text-style-name="P2" draw:layer="layout" svg:width="14.278cm" svg:height="1.098cm" svg:x="1cm" svg:y="11.499cm">
          <text:p text:style-name="P1"><text:span text:style-name="T4">Подготовил <text:s/>Ли Р.В. ИУК5-72Б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Цель работы &#9;&#9;и актуальность&#10;" draw:style-name="dp3" draw:master-page-name="Default_20_1" presentation:presentation-page-layout-name="AL1T0">
        <draw:custom-shape draw:name="Параллелограмм 2" draw:style-name="gr6" draw:text-style-name="P6" draw:layer="layout" svg:width="9.449cm" svg:height="15.828cm" svg:x="0.001cm" svg:y="0.001cm">
          <text:p/>
          <draw:enhanced-geometry draw:mirror-horizontal="false" draw:mirror-vertical="false" svg:viewBox="0 0 0 0" draw:glue-points="?f9 0 ?f8 0 ?f5 ?f21 ?f7 ?f22 ?f9 ?f22 ?f10 ?f21" draw:text-areas="?f13 ?f14 ?f15 ?f16" draw:type="ooxml-parallelogram" draw:modifiers="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frame draw:name="PlaceHolder 1" presentation:style-name="pr2" draw:text-style-name="P8" draw:layer="layout" svg:width="8.95cm" svg:height="4.98cm" svg:x="0.5cm" svg:y="4.019cm" presentation:class="title" presentation:user-transformed="true">
          <draw:text-box>
            <text:p text:style-name="P7"><text:span text:style-name="T5">Цель и задачи</text:span><text:span text:style-name="T6"><text:line-break/></text:span><text:span text:style-name="T6"/></text:p>
          </draw:text-box>
        </draw:frame>
        <draw:custom-shape draw:name="TextBox 2" draw:style-name="gr7" draw:text-style-name="P9" draw:layer="layout" svg:width="0.422cm" svg:height="0.847cm" svg:x="14.858cm" svg:y="-2.8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4" draw:style-name="gr8" draw:text-style-name="P10" draw:layer="layout" svg:width="7.065cm" svg:height="3.764cm" svg:x="0.71cm" svg:y="9.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9" draw:text-style-name="P14" draw:layer="layout" svg:width="17.499cm" svg:height="13.945cm" svg:x="10cm" svg:y="0.5cm">
          <text:p text:style-name="P11"><text:span text:style-name="T7">Цель работы: Выявить условия и критерии, при которых применение микросервисной архитектуры является целесообразным, на основе анализа и сравнения азличных архитектурных подходов к построению веб-приложений.</text:span></text:p>
          <text:p text:style-name="P11"><text:span text:style-name="T8"/></text:p>
          <text:p text:style-name="P11"><text:span text:style-name="T8">Задачи:</text:span></text:p>
          <text:p text:style-name="P12"><text:span text:style-name="T7">1. Рассмотреть основные архитектурные подходы к построению веб-</text:span></text:p>
          <text:p text:style-name="P12"><text:span text:style-name="T7">приложений: монолитная, модульная монолитная и микросервисная </text:span></text:p>
          <text:p text:style-name="P12"><text:span text:style-name="T7">архитектуры.</text:span></text:p>
          <text:p text:style-name="P12"><text:span text:style-name="T7">2. Выделить ключевые характеристики каждой архитектуры, включая </text:span></text:p>
          <text:p text:style-name="P12"><text:span text:style-name="T7">масштабируемость, отказоустойчивость и сложность сопровождения.</text:span></text:p>
          <text:p text:style-name="P12"><text:span text:style-name="T7">3. Провести сравнительный анализ архитектурных подходов по выбранным </text:span></text:p>
          <text:p text:style-name="P12"><text:span text:style-name="T7">характеристикам.</text:span></text:p>
          <text:p text:style-name="P12"><text:span text:style-name="T7">4. Сделать выводы о целесообразности применения микросервисной </text:span></text:p>
          <text:p text:style-name="P12"><text:span text:style-name="T7">архитектуры в зависимости от условий эксплуатации, требований к </text:span></text:p>
          <text:p text:style-name="P12"><text:span text:style-name="T7">системе и особенностей её предметной области.</text:span></text:p>
          <text:p text:style-name="P13"><text:span text:style-name="T8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5" draw:layer="layout" svg:width="16.798cm" svg:height="10.022cm" svg:x="2.1cm" svg:y="3.712cm" draw:page-number="2" presentation:class="page"/>
          <draw:frame draw:name="PlaceHolder 2" presentation:style-name="pr3" draw:text-style-name="P15" draw:layer="layout" svg:width="16.798cm" svg:height="11.692cm" svg:x="2.1cm" svg:y="14.293cm" presentation:class="notes" presentation:placeholder="true" presentation:user-transformed="true">
            <draw:text-box/>
          </draw:frame>
          <draw:frame draw:name="PlaceHolder 3" presentation:style-name="pr4" draw:text-style-name="P17" draw:layer="layout" svg:width="9.098cm" svg:height="1.488cm" svg:x="11.895cm" svg:y="28.21cm" presentation:class="page-number" presentation:user-transformed="true">
            <draw:text-box>
              <text:p text:style-name="P16"><text:span text:style-name="T9"><text:page-number>&lt;number&gt;</text:page-number></text:span></text:p>
            </draw:text-box>
          </draw:frame>
        </presentation:notes>
      </draw:page>
      <draw:page draw:name="Что меняется с брокером сообщений&#10;" draw:style-name="dp3" draw:master-page-name="Default_20_1" presentation:presentation-page-layout-name="AL1T0">
        <draw:custom-shape draw:name="Параллелограмм 3" draw:style-name="gr6" draw:text-style-name="P6" draw:layer="layout" svg:width="9.449cm" svg:height="15.828cm" svg:x="0.001cm" svg:y="0.001cm">
          <text:p/>
          <draw:enhanced-geometry draw:mirror-horizontal="false" draw:mirror-vertical="false" svg:viewBox="0 0 0 0" draw:glue-points="?f9 0 ?f8 0 ?f5 ?f21 ?f7 ?f22 ?f9 ?f22 ?f10 ?f21" draw:text-areas="?f13 ?f14 ?f15 ?f16" draw:type="ooxml-parallelogram" draw:modifiers="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frame draw:name="PlaceHolder 4" presentation:style-name="pr2" draw:text-style-name="P8" draw:layer="layout" svg:width="7.789cm" svg:height="4.018cm" svg:x="0.71cm" svg:y="3.981cm" presentation:class="title" presentation:user-transformed="true">
          <draw:text-box>
            <text:p text:style-name="P7"><text:span text:style-name="T5">Метрики </text:span><text:span text:style-name="T10"><text:line-break/></text:span><text:span text:style-name="T10"/></text:p>
          </draw:text-box>
        </draw:frame>
        <draw:custom-shape draw:name="TextBox 1" draw:style-name="gr7" draw:text-style-name="P9" draw:layer="layout" svg:width="0.422cm" svg:height="0.847cm" svg:x="14.858cm" svg:y="-2.8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1" draw:style-name="gr8" draw:text-style-name="P10" draw:layer="layout" svg:width="7.065cm" svg:height="3.764cm" svg:x="0.71cm" svg:y="6.56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0" draw:text-style-name="P19" draw:layer="layout" svg:width="17.499cm" svg:height="7.284cm" svg:x="10cm" svg:y="3.513cm">
          <text:p text:style-name="P18"><text:span text:style-name="T11">Выбор архитектуры совершается в зависимости от приоритетов системы по слудующим метрикам:</text:span></text:p>
          <text:list text:style-name="L3">
            <text:list-item>
              <text:p text:style-name="P18"><text:span text:style-name="T11">Маштабируемость</text:span></text:p>
            </text:list-item>
            <text:list-item>
              <text:p text:style-name="P18"><text:span text:style-name="T11">Время развертывания</text:span></text:p>
            </text:list-item>
            <text:list-item>
              <text:p text:style-name="P18"><text:span text:style-name="T11">Зависимость между компонентами</text:span></text:p>
            </text:list-item>
            <text:list-item>
              <text:p text:style-name="P18"><text:span text:style-name="T11">Время отклика</text:span></text:p>
            </text:list-item>
            <text:list-item>
              <text:p text:style-name="P18"><text:span text:style-name="T11">Пропускная способность</text:span></text:p>
            </text:list-item>
            <text:list-item>
              <text:p text:style-name="P18"><text:span text:style-name="T11">Частота ошибок</text:span></text:p>
            </text:list-item>
            <text:list-item>
              <text:p text:style-name="P18"><text:span text:style-name="T11">Использование ресурсов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5" draw:style-name="gr5" draw:layer="layout" svg:width="16.798cm" svg:height="10.022cm" svg:x="2.1cm" svg:y="3.712cm" draw:page-number="3" presentation:class="page"/>
          <draw:frame draw:name="PlaceHolder 6" presentation:style-name="pr5" draw:text-style-name="P15" draw:layer="layout" svg:width="16.798cm" svg:height="11.692cm" svg:x="2.1cm" svg:y="14.293cm" presentation:class="notes" presentation:placeholder="true" presentation:user-transformed="true">
            <draw:text-box/>
          </draw:frame>
          <draw:frame draw:name="PlaceHolder 7" presentation:style-name="pr4" draw:text-style-name="P17" draw:layer="layout" svg:width="9.098cm" svg:height="1.488cm" svg:x="11.895cm" svg:y="28.21cm" presentation:class="page-number" presentation:user-transformed="true">
            <draw:text-box>
              <text:p text:style-name="P16"><text:span text:style-name="T9"><text:page-number>&lt;number&gt;</text:page-number></text:span></text:p>
            </draw:text-box>
          </draw:frame>
        </presentation:notes>
      </draw:page>
      <draw:page draw:name="Информация о брокерах" draw:style-name="dp3" draw:master-page-name="Default_20_1" presentation:presentation-page-layout-name="AL1T0">
        <draw:custom-shape draw:name="Параллелограмм 1" draw:style-name="gr6" draw:text-style-name="P6" draw:layer="layout" svg:width="9.449cm" svg:height="15.828cm" svg:x="0.001cm" svg:y="0.001cm">
          <text:p/>
          <draw:enhanced-geometry draw:mirror-horizontal="false" draw:mirror-vertical="false" svg:viewBox="0 0 0 0" draw:glue-points="?f9 0 ?f8 0 ?f5 ?f21 ?f7 ?f22 ?f9 ?f22 ?f10 ?f21" draw:text-areas="?f13 ?f14 ?f15 ?f16" draw:type="ooxml-parallelogram" draw:modifiers="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frame draw:name="PlaceHolder 1" presentation:style-name="pr2" draw:text-style-name="P8" draw:layer="layout" svg:width="8.289cm" svg:height="4.018cm" svg:x="0.71cm" svg:y="3.462cm" presentation:class="title" presentation:user-transformed="true">
          <draw:text-box>
            <text:p text:style-name="P20"><text:span text:style-name="T5">Монолит</text:span></text:p>
          </draw:text-box>
        </draw:frame>
        <draw:custom-shape draw:name="TextBox 5" draw:style-name="gr7" draw:text-style-name="P9" draw:layer="layout" svg:width="0.422cm" svg:height="0.847cm" svg:x="14.858cm" svg:y="-2.8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2" draw:style-name="gr8" draw:text-style-name="P10" draw:layer="layout" svg:width="7.065cm" svg:height="3.764cm" svg:x="0.71cm" svg:y="6.56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1" draw:text-style-name="P19" draw:layer="layout" svg:width="17.787cm" svg:height="8.861cm" svg:x="9.712cm" svg:y="0.5cm">
          <text:p text:style-name="P21"><text:span text:style-name="T11">- единое приложение, где вся логика (бизнес‑правила, работа с БД, API, интерфейс) интегрирована в один кодовый блок.</text:span></text:p>
          <text:p text:style-name="P22"><text:span text:style-name="T12">Ключевые признаки:</text:span></text:p>
          <text:list text:style-name="L3">
            <text:list-item>
              <text:p text:style-name="P22"><text:span text:style-name="T12">единая кодовая база (один репозиторий);</text:span></text:p>
            </text:list-item>
            <text:list-item>
              <text:p text:style-name="P22"><text:span text:style-name="T12">общее развёртывание (всё приложение поднимается/обновляется целиком);</text:span></text:p>
            </text:list-item>
            <text:list-item>
              <text:p text:style-name="P22"><text:span text:style-name="T12">общая база данных;</text:span></text:p>
            </text:list-item>
            <text:list-item>
              <text:p text:style-name="P22"><text:span text:style-name="T12">тесная связность компонентов.</text:span></text:p>
            </text:list-item>
          </text:list>
          <text:p text:style-name="P21"><text:span text:style-name="T11"/></text:p>
          <text:p text:style-name="P18"><text:span text:style-name="T8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5" draw:layer="layout" svg:width="16.798cm" svg:height="10.022cm" svg:x="2.1cm" svg:y="3.712cm" draw:page-number="4" presentation:class="page"/>
          <draw:frame draw:name="PlaceHolder 2" presentation:style-name="pr6" draw:text-style-name="P15" draw:layer="layout" svg:width="16.798cm" svg:height="11.692cm" svg:x="2.1cm" svg:y="14.293cm" presentation:class="notes" presentation:placeholder="true" presentation:user-transformed="true">
            <draw:text-box/>
          </draw:frame>
          <draw:frame draw:name="PlaceHolder 3" presentation:style-name="pr4" draw:text-style-name="P17" draw:layer="layout" svg:width="9.098cm" svg:height="1.488cm" svg:x="11.895cm" svg:y="28.21cm" presentation:class="page-number" presentation:user-transformed="true">
            <draw:text-box>
              <text:p text:style-name="P16"><text:span text:style-name="T9"><text:page-number>&lt;number&gt;</text:page-number></text:span></text:p>
            </draw:text-box>
          </draw:frame>
        </presentation:notes>
      </draw:page>
      <draw:page draw:name="page5" draw:style-name="dp3" draw:master-page-name="Default_20_1" presentation:presentation-page-layout-name="AL2T1">
        <draw:frame draw:style-name="gr12" draw:layer="layout" svg:width="22.457cm" svg:height="10.054cm" svg:x="2.307cm" svg:y="2.6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3"><text:span text:style-name="T13">Интенсивность нагрузки (RPS)</text:span></text:p>
              </table:table-cell>
              <table:table-cell>
                <text:p text:style-name="P23"><text:span text:style-name="T13">Среднее время отклика (мс)</text:span></text:p>
              </table:table-cell>
              <table:table-cell>
                <text:p text:style-name="P23"><text:span text:style-name="T13">Пропускная способность (запросов/с)</text:span></text:p>
              </table:table-cell>
              <table:table-cell>
                <text:p text:style-name="P23"><text:span text:style-name="T13">Доля ошибок (%)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3">~2 000</text:span></text:p>
              </table:table-cell>
              <table:table-cell>
                <text:p text:style-name="P23"><text:span text:style-name="T13">~30</text:span></text:p>
              </table:table-cell>
              <table:table-cell>
                <text:p text:style-name="P23"><text:span text:style-name="T13">~1 950</text:span></text:p>
              </table:table-cell>
              <table:table-cell>
                <text:p text:style-name="P23"><text:span text:style-name="T13">&lt;1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3">~5 000</text:span></text:p>
              </table:table-cell>
              <table:table-cell>
                <text:p text:style-name="P23"><text:span text:style-name="T13">~70</text:span></text:p>
              </table:table-cell>
              <table:table-cell>
                <text:p text:style-name="P23"><text:span text:style-name="T13">~4 600</text:span></text:p>
              </table:table-cell>
              <table:table-cell>
                <text:p text:style-name="P23"><text:span text:style-name="T13">~2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3">~10 000</text:span></text:p>
              </table:table-cell>
              <table:table-cell>
                <text:p text:style-name="P23"><text:span text:style-name="T13">120–150</text:span></text:p>
              </table:table-cell>
              <table:table-cell>
                <text:p text:style-name="P23"><text:span text:style-name="T13">~7 500</text:span></text:p>
              </table:table-cell>
              <table:table-cell>
                <text:p text:style-name="P23"><text:span text:style-name="T13">~5–7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3">~20 000</text:span></text:p>
              </table:table-cell>
              <table:table-cell>
                <text:p text:style-name="P23"><text:span text:style-name="T13">&gt;200</text:span></text:p>
              </table:table-cell>
              <table:table-cell>
                <text:p text:style-name="P23"><text:span text:style-name="T13">нестабильно</text:span></text:p>
              </table:table-cell>
              <table:table-cell>
                <text:p text:style-name="P23"><text:span text:style-name="T13">&gt;1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5" draw:layer="layout" svg:width="0.001cm" svg:height="0.002cm" svg:x="0.004cm" svg:y="0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Методика тестирования брокеров" draw:style-name="dp3" draw:master-page-name="Default_20_1" presentation:presentation-page-layout-name="AL1T0">
        <draw:custom-shape draw:name="Параллелограмм 5" draw:style-name="gr6" draw:text-style-name="P6" draw:layer="layout" svg:width="9.449cm" svg:height="15.828cm" svg:x="0.001cm" svg:y="0.001cm">
          <text:p/>
          <draw:enhanced-geometry draw:mirror-horizontal="false" draw:mirror-vertical="false" svg:viewBox="0 0 0 0" draw:glue-points="?f9 0 ?f8 0 ?f5 ?f21 ?f7 ?f22 ?f9 ?f22 ?f10 ?f21" draw:text-areas="?f13 ?f14 ?f15 ?f16" draw:type="ooxml-parallelogram" draw:modifiers="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frame draw:name="PlaceHolder 1" presentation:style-name="pr8" draw:text-style-name="P8" draw:layer="layout" svg:width="8.289cm" svg:height="4.151cm" svg:x="0.71cm" svg:y="3.462cm" presentation:class="title" presentation:user-transformed="true">
          <draw:text-box>
            <text:p text:style-name="P7"><text:span text:style-name="T14">Модульный монолит</text:span></text:p>
          </draw:text-box>
        </draw:frame>
        <draw:custom-shape draw:name="TextBox 6" draw:style-name="gr7" draw:text-style-name="P9" draw:layer="layout" svg:width="0.422cm" svg:height="0.847cm" svg:x="14.858cm" svg:y="-2.8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3" draw:style-name="gr8" draw:text-style-name="P10" draw:layer="layout" svg:width="7.065cm" svg:height="3.764cm" svg:x="0.71cm" svg:y="6.56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13" draw:text-style-name="P19" draw:layer="layout" svg:width="17.787cm" svg:height="10.202cm" svg:x="9.712cm" svg:y="0.5cm">
          <text:p text:style-name="P24"><text:span text:style-name="T15">Суть: единое приложение (как монолит), но с чёткой внутренней декомпозицией на слабо связанные модули. Каждый модуль отвечает за отдельный фрагмент бизнес‑домена.</text:span></text:p>
          <text:p text:style-name="P24"><text:span text:style-name="T15">Ключевые признаки:</text:span></text:p>
          <text:list text:style-name="L3">
            <text:list-item>
              <text:p text:style-name="P24"><text:span text:style-name="T15">единая кодовая база и инфраструктура (один репозиторий, один артефакт развёртывания);</text:span></text:p>
            </text:list-item>
            <text:list-item>
              <text:p text:style-name="P24"><text:span text:style-name="T15">модули с чёткими границами и публичными интерфейсами (API);</text:span></text:p>
            </text:list-item>
            <text:list-item>
              <text:p text:style-name="P24"><text:span text:style-name="T15">низкая связность между модулями (low coupling), высокая связность внутри модуля (high cohesion);</text:span></text:p>
            </text:list-item>
            <text:list-item>
              <text:p text:style-name="P24"><text:span text:style-name="T15">общая база данных;</text:span></text:p>
            </text:list-item>
            <text:list-item>
              <text:p text:style-name="P24"><text:span text:style-name="T15">потенциальная возможность выделить модуль в отдельный сервис в будущем.</text:span></text:p>
            </text:list-item>
          </text:list>
          <text:p text:style-name="P24"><text:span text:style-name="T15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5" draw:layer="layout" svg:width="16.798cm" svg:height="10.022cm" svg:x="2.1cm" svg:y="3.712cm" draw:page-number="6" presentation:class="page"/>
          <draw:frame draw:name="PlaceHolder 2" presentation:style-name="pr9" draw:text-style-name="P15" draw:layer="layout" svg:width="16.798cm" svg:height="11.692cm" svg:x="2.1cm" svg:y="14.293cm" presentation:class="notes" presentation:placeholder="true" presentation:user-transformed="true">
            <draw:text-box/>
          </draw:frame>
          <draw:frame draw:name="PlaceHolder 3" presentation:style-name="pr4" draw:text-style-name="P17" draw:layer="layout" svg:width="9.098cm" svg:height="1.488cm" svg:x="11.895cm" svg:y="28.21cm" presentation:class="page-number" presentation:user-transformed="true">
            <draw:text-box>
              <text:p text:style-name="P16"><text:span text:style-name="T9"><text:page-number>&lt;number&gt;</text:page-number></text:span></text:p>
            </draw:text-box>
          </draw:frame>
        </presentation:notes>
      </draw:page>
      <draw:page draw:name="page7" draw:style-name="dp3" draw:master-page-name="Default_20_1" presentation:presentation-page-layout-name="AL2T1">
        <draw:frame draw:style-name="gr12" draw:layer="layout" svg:width="23.963cm" svg:height="12.598cm" svg:x="2.071cm" svg:y="1.39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2">
              <table:table-cell>
                <text:p text:style-name="P25"><text:span text:style-name="T16">Интенсивность нагрузки</text:span></text:p>
              </table:table-cell>
              <table:table-cell>
                <text:p text:style-name="P25"><text:span text:style-name="T16">Архитектура</text:span></text:p>
              </table:table-cell>
              <table:table-cell>
                <text:p text:style-name="P25"><text:span text:style-name="T16">Среднее время отклика (мс)</text:span></text:p>
              </table:table-cell>
              <table:table-cell>
                <text:p text:style-name="P25"><text:span text:style-name="T16"><text:s/>latency (мс)</text:span></text:p>
              </table:table-cell>
              <table:table-cell>
                <text:p text:style-name="P25"><text:span text:style-name="T16">Пропускная способность (RPS)</text:span></text:p>
              </table:table-cell>
              <table:table-cell>
                <text:p text:style-name="P25"><text:span text:style-name="T16">Доля ошибок (%)</text:span></text:p>
              </table:table-cell>
            </table:table-row>
            <table:table-row table:style-name="ro4" table:default-cell-style-name="ce3">
              <table:table-cell table:style-name="ce2">
                <text:p text:style-name="P25"><text:span text:style-name="T16">~1 000 RPS</text:span></text:p>
              </table:table-cell>
              <table:table-cell>
                <text:p text:style-name="P26"><text:span text:style-name="T17">Модульный монолит</text:span></text:p>
              </table:table-cell>
              <table:table-cell>
                <text:p text:style-name="P26"><text:span text:style-name="T17">35–40</text:span></text:p>
              </table:table-cell>
              <table:table-cell>
                <text:p text:style-name="P26"><text:span text:style-name="T17">60–70</text:span></text:p>
              </table:table-cell>
              <table:table-cell>
                <text:p text:style-name="P26"><text:span text:style-name="T17">~960</text:span></text:p>
              </table:table-cell>
              <table:table-cell table:style-name="ce2">
                <text:p text:style-name="P25"><text:span text:style-name="T16">&lt;1</text:span></text:p>
              </table:table-cell>
            </table:table-row>
            <table:table-row table:style-name="ro4" table:default-cell-style-name="ce3">
              <table:table-cell table:style-name="ce2">
                <text:p text:style-name="P25"><text:span text:style-name="T16">~5 000 RPS</text:span></text:p>
              </table:table-cell>
              <table:table-cell>
                <text:p text:style-name="P26"><text:span text:style-name="T17">Модульный монолит</text:span></text:p>
              </table:table-cell>
              <table:table-cell>
                <text:p text:style-name="P26"><text:span text:style-name="T17">80–90</text:span></text:p>
              </table:table-cell>
              <table:table-cell>
                <text:p text:style-name="P26"><text:span text:style-name="T17">130–150</text:span></text:p>
              </table:table-cell>
              <table:table-cell>
                <text:p text:style-name="P26"><text:span text:style-name="T17">~4 500</text:span></text:p>
              </table:table-cell>
              <table:table-cell table:style-name="ce2">
                <text:p text:style-name="P25"><text:span text:style-name="T16">~2</text:span></text:p>
              </table:table-cell>
            </table:table-row>
            <table:table-row table:style-name="ro4" table:default-cell-style-name="ce3">
              <table:table-cell table:style-name="ce2">
                <text:p text:style-name="P25"><text:span text:style-name="T16">~10 000 RPS</text:span></text:p>
              </table:table-cell>
              <table:table-cell>
                <text:p text:style-name="P26"><text:span text:style-name="T17">Модульный монолит</text:span></text:p>
              </table:table-cell>
              <table:table-cell>
                <text:p text:style-name="P26"><text:span text:style-name="T17">110–130</text:span></text:p>
              </table:table-cell>
              <table:table-cell>
                <text:p text:style-name="P26"><text:span text:style-name="T17">170–190</text:span></text:p>
              </table:table-cell>
              <table:table-cell>
                <text:p text:style-name="P26"><text:span text:style-name="T17">~8 000</text:span></text:p>
              </table:table-cell>
              <table:table-cell table:style-name="ce2">
                <text:p text:style-name="P25"><text:span text:style-name="T16">~4–5</text:span></text:p>
              </table:table-cell>
            </table:table-row>
            <table:table-row table:style-name="ro4" table:default-cell-style-name="ce3">
              <table:table-cell table:style-name="ce2">
                <text:p text:style-name="P25"><text:span text:style-name="T16">~15 000 RPS</text:span></text:p>
              </table:table-cell>
              <table:table-cell>
                <text:p text:style-name="P26"><text:span text:style-name="T17">Модульный монолит</text:span></text:p>
              </table:table-cell>
              <table:table-cell>
                <text:p text:style-name="P26"><text:span text:style-name="T17">140–160</text:span></text:p>
              </table:table-cell>
              <table:table-cell>
                <text:p text:style-name="P26"><text:span text:style-name="T17">210–230</text:span></text:p>
              </table:table-cell>
              <table:table-cell>
                <text:p text:style-name="P26"><text:span text:style-name="T17">~12 000</text:span></text:p>
              </table:table-cell>
              <table:table-cell table:style-name="ce2">
                <text:p text:style-name="P25"><text:span text:style-name="T16">~5–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5" draw:layer="layout" svg:width="0.001cm" svg:height="0.002cm" svg:x="0.004cm" svg:y="0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Сценарий тестирования" draw:style-name="dp3" draw:master-page-name="Default_20_1" presentation:presentation-page-layout-name="AL1T0">
        <draw:custom-shape draw:name="Параллелограмм 6" draw:style-name="gr6" draw:text-style-name="P6" draw:layer="layout" svg:width="9.449cm" svg:height="15.828cm" svg:x="0.001cm" svg:y="0.001cm">
          <text:p/>
          <draw:enhanced-geometry draw:mirror-horizontal="false" draw:mirror-vertical="false" svg:viewBox="0 0 0 0" draw:glue-points="?f9 0 ?f8 0 ?f5 ?f21 ?f7 ?f22 ?f9 ?f22 ?f10 ?f21" draw:text-areas="?f13 ?f14 ?f15 ?f16" draw:type="ooxml-parallelogram" draw:modifiers="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frame draw:name="PlaceHolder 1" presentation:style-name="pr10" draw:text-style-name="P27" draw:layer="layout" svg:width="8.998cm" svg:height="2.768cm" svg:x="0.001cm" svg:y="3.462cm" presentation:class="title" presentation:user-transformed="true">
          <draw:text-box>
            <text:p text:style-name="P7"><text:span text:style-name="T5">Микросервисы</text:span></text:p>
          </draw:text-box>
        </draw:frame>
        <draw:custom-shape draw:name="TextBox 7" draw:style-name="gr7" draw:text-style-name="P9" draw:layer="layout" svg:width="0.422cm" svg:height="0.847cm" svg:x="14.858cm" svg:y="-2.8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7" draw:style-name="gr8" draw:text-style-name="P10" draw:layer="layout" svg:width="7.065cm" svg:height="3.764cm" svg:x="0.71cm" svg:y="6.56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14" draw:text-style-name="P29" draw:layer="layout" svg:width="17.499cm" svg:height="12.356cm" svg:x="10cm" svg:y="0.5cm">
          <text:p text:style-name="P28"><text:span text:style-name="T15">Суть: приложение разбивается на небольшие независимые сервисы, каждый из которых:</text:span></text:p>
          <text:list text:style-name="L3">
            <text:list-item>
              <text:p text:style-name="P28"><text:span text:style-name="T15">решает одну конкретную бизнес‑задачу;</text:span></text:p>
            </text:list-item>
            <text:list-item>
              <text:p text:style-name="P28"><text:span text:style-name="T15">имеет собственную логику и данные;</text:span></text:p>
            </text:list-item>
            <text:list-item>
              <text:p text:style-name="P28"><text:span text:style-name="T15">работает в отдельном процессе;</text:span></text:p>
            </text:list-item>
            <text:list-item>
              <text:p text:style-name="P28"><text:span text:style-name="T15">взаимодействует с другими сервисами через API (HTTP/REST, gRPC, очереди сообщений).</text:span></text:p>
            </text:list-item>
          </text:list>
          <text:p text:style-name="P28"><text:span text:style-name="T15">Ключевые признаки:</text:span></text:p>
          <text:list text:continue-numbering="true" text:style-name="L3">
            <text:list-item>
              <text:p text:style-name="P28"><text:span text:style-name="T15">независимые развёртывания (каждый сервис обновляется отдельно);</text:span></text:p>
            </text:list-item>
            <text:list-item>
              <text:p text:style-name="P28"><text:span text:style-name="T15">изоляция данных (у каждого сервиса своя БД или выделенный сегмент);</text:span></text:p>
            </text:list-item>
            <text:list-item>
              <text:p text:style-name="P28"><text:span text:style-name="T15">слабая связность между сервисами;</text:span></text:p>
            </text:list-item>
            <text:list-item>
              <text:p text:style-name="P28"><text:span text:style-name="T15">распределённая система с сетевым взаимодействием.</text:span></text:p>
            </text:list-item>
          </text:list>
          <text:p text:style-name="P28"><text:span text:style-name="T15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5" draw:layer="layout" svg:width="16.798cm" svg:height="10.022cm" svg:x="2.1cm" svg:y="3.712cm" draw:page-number="8" presentation:class="page"/>
          <draw:frame draw:name="PlaceHolder 2" presentation:style-name="pr11" draw:text-style-name="P15" draw:layer="layout" svg:width="16.798cm" svg:height="11.692cm" svg:x="2.1cm" svg:y="14.293cm" presentation:class="notes" presentation:placeholder="true" presentation:user-transformed="true">
            <draw:text-box/>
          </draw:frame>
          <draw:frame draw:name="PlaceHolder 3" presentation:style-name="pr4" draw:text-style-name="P17" draw:layer="layout" svg:width="9.098cm" svg:height="1.488cm" svg:x="11.895cm" svg:y="28.21cm" presentation:class="page-number" presentation:user-transformed="true">
            <draw:text-box>
              <text:p text:style-name="P16"><text:span text:style-name="T9"><text:page-number>&lt;number&gt;</text:page-number></text:span></text:p>
            </draw:text-box>
          </draw:frame>
        </presentation:notes>
      </draw:page>
      <draw:page draw:name="page9" draw:style-name="dp3" draw:master-page-name="Default_20_1" presentation:presentation-page-layout-name="AL2T1">
        <draw:frame draw:style-name="gr12" draw:layer="layout" svg:width="23.719cm" svg:height="13.334cm" svg:x="1.774cm" svg:y="1.439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ce1">
              <table:table-cell>
                <text:p text:style-name="P23"><text:span text:style-name="T13">Интенсивность нагрузки</text:span></text:p>
              </table:table-cell>
              <table:table-cell>
                <text:p text:style-name="P23"><text:span text:style-name="T13">Среднее время отклика (мс)</text:span></text:p>
              </table:table-cell>
              <table:table-cell>
                <text:p text:style-name="P23"><text:span text:style-name="T13">p95 latency (мс)</text:span></text:p>
              </table:table-cell>
              <table:table-cell>
                <text:p text:style-name="P23"><text:span text:style-name="T13">Пропускная способность (RPS)</text:span></text:p>
              </table:table-cell>
              <table:table-cell>
                <text:p text:style-name="P23"><text:span text:style-name="T13">Доля ошибок (%)</text:span></text:p>
              </table:table-cell>
            </table:table-row>
            <table:table-row table:style-name="ro6" table:default-cell-style-name="ce1">
              <table:table-cell>
                <text:p text:style-name="P23"><text:span text:style-name="T13">~1 000 RPS</text:span></text:p>
              </table:table-cell>
              <table:table-cell>
                <text:p text:style-name="P23"><text:span text:style-name="T13">50–60</text:span></text:p>
              </table:table-cell>
              <table:table-cell>
                <text:p text:style-name="P23"><text:span text:style-name="T13">~80</text:span></text:p>
              </table:table-cell>
              <table:table-cell>
                <text:p text:style-name="P23"><text:span text:style-name="T13">~980</text:span></text:p>
              </table:table-cell>
              <table:table-cell>
                <text:p text:style-name="P23"><text:span text:style-name="T13">&lt;1</text:span></text:p>
              </table:table-cell>
            </table:table-row>
            <table:table-row table:style-name="ro6" table:default-cell-style-name="ce1">
              <table:table-cell>
                <text:p text:style-name="P23"><text:span text:style-name="T13">~5 000 RPS</text:span></text:p>
              </table:table-cell>
              <table:table-cell>
                <text:p text:style-name="P23"><text:span text:style-name="T13">70–85</text:span></text:p>
              </table:table-cell>
              <table:table-cell>
                <text:p text:style-name="P23"><text:span text:style-name="T13">~120</text:span></text:p>
              </table:table-cell>
              <table:table-cell>
                <text:p text:style-name="P23"><text:span text:style-name="T13">~4 700</text:span></text:p>
              </table:table-cell>
              <table:table-cell>
                <text:p text:style-name="P23"><text:span text:style-name="T13">~1–2</text:span></text:p>
              </table:table-cell>
            </table:table-row>
            <table:table-row table:style-name="ro6" table:default-cell-style-name="ce1">
              <table:table-cell>
                <text:p text:style-name="P23"><text:span text:style-name="T13">~10 000 RPS</text:span></text:p>
              </table:table-cell>
              <table:table-cell>
                <text:p text:style-name="P23"><text:span text:style-name="T13">90–120</text:span></text:p>
              </table:table-cell>
              <table:table-cell>
                <text:p text:style-name="P23"><text:span text:style-name="T13">~160</text:span></text:p>
              </table:table-cell>
              <table:table-cell>
                <text:p text:style-name="P23"><text:span text:style-name="T13">~9 000</text:span></text:p>
              </table:table-cell>
              <table:table-cell>
                <text:p text:style-name="P23"><text:span text:style-name="T13">~2–3</text:span></text:p>
              </table:table-cell>
            </table:table-row>
            <table:table-row table:style-name="ro6" table:default-cell-style-name="ce1">
              <table:table-cell>
                <text:p text:style-name="P23"><text:span text:style-name="T13">~20 000 RPS</text:span></text:p>
              </table:table-cell>
              <table:table-cell>
                <text:p text:style-name="P23"><text:span text:style-name="T13">100–130</text:span></text:p>
              </table:table-cell>
              <table:table-cell>
                <text:p text:style-name="P23"><text:span text:style-name="T13">~180–200</text:span></text:p>
              </table:table-cell>
              <table:table-cell>
                <text:p text:style-name="P23"><text:span text:style-name="T13">~18 000</text:span></text:p>
              </table:table-cell>
              <table:table-cell>
                <text:p text:style-name="P23"><text:span text:style-name="T13">~3–4</text:span></text:p>
              </table:table-cell>
            </table:table-row>
            <table:table-row table:style-name="ro7" table:default-cell-style-name="ce1">
              <table:table-cell>
                <text:p text:style-name="P23"><text:span text:style-name="T13">~30 000 RPS</text:span></text:p>
              </table:table-cell>
              <table:table-cell>
                <text:p text:style-name="P23"><text:span text:style-name="T13">120–160</text:span></text:p>
              </table:table-cell>
              <table:table-cell>
                <text:p text:style-name="P23"><text:span text:style-name="T13">&gt;220</text:span></text:p>
              </table:table-cell>
              <table:table-cell>
                <text:p text:style-name="P23"><text:span text:style-name="T13">масштабируется горизонтально</text:span></text:p>
              </table:table-cell>
              <table:table-cell>
                <text:p text:style-name="P23"><text:span text:style-name="T13">~4–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5" draw:layer="layout" svg:width="0.001cm" svg:height="0.002cm" svg:x="0.004cm" svg:y="0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Результаты тестирования" draw:style-name="dp3" draw:master-page-name="Default_20_1" presentation:presentation-page-layout-name="AL1T0">
        <draw:custom-shape draw:name="Параллелограмм 10" draw:style-name="gr6" draw:text-style-name="P6" draw:layer="layout" svg:width="9.449cm" svg:height="15.828cm" svg:x="0.001cm" svg:y="0.001cm">
          <text:p/>
          <draw:enhanced-geometry draw:mirror-horizontal="false" draw:mirror-vertical="false" svg:viewBox="0 0 0 0" draw:glue-points="?f9 0 ?f8 0 ?f5 ?f21 ?f7 ?f22 ?f9 ?f22 ?f10 ?f21" draw:text-areas="?f13 ?f14 ?f15 ?f16" draw:type="ooxml-parallelogram" draw:modifiers="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aximum="?f1" draw:handle-range-x-minimum="0" draw:handle-position="?f4 0" draw:handle-position-x="?f4" draw:handle-position-y="0"/>
          </draw:enhanced-geometry>
        </draw:custom-shape>
        <draw:frame draw:name="PlaceHolder 1" presentation:style-name="pr12" draw:text-style-name="P8" draw:layer="layout" svg:width="8.95cm" svg:height="5.534cm" svg:x="0.5cm" svg:y="3.462cm" presentation:class="title" presentation:user-transformed="true">
          <draw:text-box>
            <text:p text:style-name="P7"><text:span text:style-name="T5">Результаты тестирования</text:span></text:p>
          </draw:text-box>
        </draw:frame>
        <draw:custom-shape draw:name="TextBox 11" draw:style-name="gr7" draw:text-style-name="P9" draw:layer="layout" svg:width="0.422cm" svg:height="0.847cm" svg:x="14.858cm" svg:y="-2.8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одзаголовок 11" draw:style-name="gr8" draw:text-style-name="P10" draw:layer="layout" svg:width="7.065cm" svg:height="3.764cm" svg:x="0.71cm" svg:y="6.56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15" draw:text-style-name="P31" draw:layer="layout" svg:width="17.499cm" svg:height="8.867cm" svg:x="10cm" svg:y="0.5cm">
          <text:p text:style-name="P30"><text:span text:style-name="T18">Монолит — задержки до 450 мс при RPS до 600.</text:span></text:p>
          <text:p text:style-name="P30"><text:span text:style-name="T18">Потребление памяти: 1.4 гб</text:span></text:p>
          <text:p text:style-name="P30"><text:span text:style-name="T12"/></text:p>
          <text:p text:style-name="P30"><text:span text:style-name="T18">Модульный монолит — задержки до 300 мс при RPS до 800.</text:span></text:p>
          <text:p text:style-name="P30"><text:span text:style-name="T18">Потребление памяти: 1.8 гб</text:span></text:p>
          <text:p text:style-name="P30"><text:span text:style-name="T12"/></text:p>
          <text:p text:style-name="P30"><text:span text:style-name="T18">Микросервисы — задержки до 150 мс при RPS до 1200.</text:span></text:p>
          <text:p text:style-name="P30"><text:span text:style-name="T18">Потребление памяти: 3.6 гб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5" draw:layer="layout" svg:width="16.798cm" svg:height="10.022cm" svg:x="2.1cm" svg:y="3.712cm" draw:page-number="10" presentation:class="page"/>
          <draw:frame draw:name="PlaceHolder 2" presentation:style-name="pr13" draw:text-style-name="P15" draw:layer="layout" svg:width="16.798cm" svg:height="11.692cm" svg:x="2.1cm" svg:y="14.293cm" presentation:class="notes" presentation:placeholder="true" presentation:user-transformed="true">
            <draw:text-box/>
          </draw:frame>
          <draw:frame draw:name="PlaceHolder 3" presentation:style-name="pr4" draw:text-style-name="P17" draw:layer="layout" svg:width="9.098cm" svg:height="1.488cm" svg:x="11.895cm" svg:y="28.21cm" presentation:class="page-number" presentation:user-transformed="true">
            <draw:text-box>
              <text:p text:style-name="P16"><text:span text:style-name="T9"><text:page-number>&lt;number&gt;</text:page-number></text:span></text:p>
            </draw:text-box>
          </draw:frame>
        </presentation:notes>
      </draw:page>
      <draw:page draw:name="page11" draw:style-name="dp5" draw:master-page-name="Default">
        <draw:custom-shape draw:name="Заголовок 14" draw:style-name="gr16" draw:text-style-name="P33" draw:layer="layout" svg:width="25.748cm" svg:height="2.594cm" svg:x="1.064cm" svg:y="6.413cm">
          <text:p text:style-name="P32"><text:span text:style-name="T19">Спасибо за внимание!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cm" svg:y="2.257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ALS Sector Regular" svg:font-family="'ALS Sector Regular'"/>
    <style:font-face style:name="Adwaita Sans" svg:font-family="'Adwaita Sans'" style:font-family-generic="system" style:font-pitch="variable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12E800000A6B5748A4C1.jpg" xlink:type="simple" xlink:show="embed" xlink:actuate="onLoad"/>
    <draw:fill-image draw:name="msFillBitmap_20_2" draw:display-name="msFillBitmap 2" xlink:href="Pictures/10000000000012E800000A6B5748A4C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 style:writing-mode="lr-tb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ычный-outline2" style:family="presentation" style:parent-style-name="Обычный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ычный-outline3" style:family="presentation" style:parent-style-name="Обычный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ычный-outline4" style:family="presentation" style:parent-style-name="Обычный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 style:writing-mode="lr-tb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Пустой_20_слайд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Пустой_20_слайд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Пустой_20_слайд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63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63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Титульный_20_слайд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Титульный_20_слайд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Default_20_1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63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Default_20_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412cm" fo:margin-bottom="0cm" fo:line-height="90%" fo:text-align="start" fo:text-indent="0cm"/>
    </style:style>
    <style:style style:name="MP16" style:family="paragraph">
      <style:paragraph-properties fo:margin-left="0cm" fo:margin-right="0cm" fo:margin-top="0.33cm" fo:margin-bottom="0cm" fo:line-height="90%" fo:text-align="start" fo:text-indent="0cm"/>
    </style:style>
    <style:style style:name="MP17" style:family="paragraph">
      <style:paragraph-properties fo:margin-left="0cm" fo:margin-right="0cm" fo:margin-top="0.248cm" fo:margin-bottom="0cm" fo:line-height="90%" fo:text-align="start" fo:text-indent="0cm"/>
    </style:style>
    <style:style style:name="MP18" style:family="paragraph">
      <style:paragraph-properties fo:margin-left="0cm" fo:margin-right="0cm" fo:margin-top="0.165cm" fo:margin-bottom="0cm" fo:line-height="90%" fo:text-align="start" fo:text-indent="0cm"/>
    </style:style>
    <style:style style:name="MP19" style:family="paragraph">
      <style:paragraph-properties fo:margin-left="0cm" fo:margin-right="0cm" fo:margin-top="0.082cm" fo:margin-bottom="0cm" fo:line-height="90%" fo:text-align="start" fo:text-indent="0cm"/>
    </style:style>
    <style:style style:name="MP20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LS Sector Regular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.8999996185303pt" fo:letter-spacing="normal" fo:language="ru" fo:country="RU" fo:font-style="normal" style:text-underline-style="none" fo:font-weight="normal" fo:background-color="transparent" style:font-size-asian="14.8999996185303pt" style:font-style-asian="normal" style:font-weight-asian="normal" style:font-size-complex="14.8999996185303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3.1000003814697pt" fo:letter-spacing="normal" fo:language="ru" fo:country="RU" fo:font-style="normal" style:text-underline-style="none" fo:font-weight="normal" fo:background-color="transparent" style:font-size-asian="23.1000003814697pt" style:font-style-asian="normal" style:font-weight-asian="normal" style:font-size-complex="23.1000003814697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.5pt" fo:letter-spacing="normal" fo:language="ru" fo:country="RU" fo:font-style="normal" style:text-underline-style="none" fo:font-weight="normal" fo:background-color="transparent" style:font-size-asian="16.5pt" style:font-style-asian="normal" style:font-weight-asian="normal" style:font-size-complex="16.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Обычный-title" draw:layer="backgroundobjects" svg:width="25.2cm" svg:height="0.763cm" svg:x="1.399cm" svg:y="1.56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873cm" svg:height="1.083cm" svg:x="9.576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6.521cm" svg:height="1.083cm" svg:x="20.076cm" svg:y="14.34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" draw:text-style-name="MP6" draw:layer="backgroundobjects" svg:width="6.521cm" svg:height="1.083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presentation:notes style:page-layout-name="PM2">
        <draw:page-thumbnail presentation:style-name="Обычный-title" draw:layer="backgroundobjects" svg:width="18.624cm" svg:height="10.476cm" svg:x="1.482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4" draw:text-style-name="MP10" draw:layer="backgroundobjects" svg:width="6.299cm" svg:height="0.837cm" svg:x="1.924cm" svg:y="14.6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PlaceHolder 2" presentation:style-name="Mpr4" draw:text-style-name="MP11" draw:layer="backgroundobjects" svg:width="9.449cm" svg:height="0.837cm" svg:x="9.275cm" svg:y="14.6cm" presentation:class="footer" presentation:user-transformed="true">
        <draw:text-box>
          <text:p text:style-name="MP5"><text:span text:style-name="MT4"><presentation:footer/></text:span></text:p>
        </draw:text-box>
      </draw:frame>
      <draw:frame draw:name="PlaceHolder 3" presentation:style-name="Mpr4" draw:text-style-name="MP10" draw:layer="backgroundobjects" svg:width="1.097cm" svg:height="0.837cm" svg:x="26.461cm" svg:y="7.456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draw:frame draw:name="PlaceHolder 4" presentation:style-name="Mpr5" draw:text-style-name="MP14" draw:layer="backgroundobjects" svg:width="25.2cm" svg:height="2.628cm" svg:x="1.399cm" svg:y="0.628cm" presentation:class="title" presentation:user-transformed="true">
        <draw:text-box>
          <text:p text:style-name="MP13"><text:span text:style-name="MT6">Для правки текста заглавия щёлкните мышью</text:span></text:p>
        </draw:text-box>
      </draw:frame>
      <draw:frame draw:name="PlaceHolder 5" presentation:style-name="Mpr6" draw:text-style-name="MP14" draw:layer="backgroundobjects" svg:width="25.2cm" svg:height="9.134cm" svg:x="1.399cm" svg:y="3.685cm" presentation:class="outline" presentation:user-transformed="true">
        <draw:text-box>
          <text:list text:style-name="ML3">
            <text:list-item>
              <text:p text:style-name="MP15"><text:span text:style-name="MT7">Для правки структуры щёлкните мышью</text:span></text:p>
              <text:list>
                <text:list-item>
                  <text:p text:style-name="MP16"><text:span text:style-name="MT8">Второй уровень структуры</text:span></text:p>
                  <text:list>
                    <text:list-item>
                      <text:p text:style-name="MP17"><text:span text:style-name="MT6">Третий уровень структуры</text:span></text:p>
                      <text:list>
                        <text:list-item>
                          <text:p text:style-name="MP18"><text:span text:style-name="MT6">Четвёртый уровень структуры</text:span></text:p>
                          <text:list>
                            <text:list-item>
                              <text:p text:style-name="MP19"><text:span text:style-name="MT8">Пятый уровень структуры</text:span></text:p>
                              <text:list>
                                <text:list-item>
                                  <text:p text:style-name="MP19"><text:span text:style-name="MT8">Шестой уровень структуры</text:span></text:p>
                                  <text:list>
                                    <text:list-item>
                                      <text:p text:style-name="MP19"><text:span text:style-name="MT8">Седьмой уровень структуры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Пустой_20_слайд-title" draw:layer="backgroundobjects" svg:width="0.001cm" svg:height="0.001cm" svg:x="0cm" svg:y="2.123cm" presentation:class="page"/>
        <draw:frame presentation:style-name="Пусто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9" draw:text-style-name="MP10" draw:layer="backgroundobjects" svg:width="6.299cm" svg:height="0.837cm" svg:x="1.924cm" svg:y="14.6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PlaceHolder 2" presentation:style-name="Mpr9" draw:text-style-name="MP11" draw:layer="backgroundobjects" svg:width="9.449cm" svg:height="0.837cm" svg:x="9.275cm" svg:y="14.6cm" presentation:class="footer" presentation:user-transformed="true">
        <draw:text-box>
          <text:p text:style-name="MP5"><text:span text:style-name="MT4"><presentation:footer/></text:span></text:p>
        </draw:text-box>
      </draw:frame>
      <draw:frame draw:name="PlaceHolder 3" presentation:style-name="Mpr9" draw:text-style-name="MP10" draw:layer="backgroundobjects" svg:width="1.097cm" svg:height="0.837cm" svg:x="26.461cm" svg:y="7.456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draw:frame draw:name="PlaceHolder 4" presentation:style-name="Mpr10" draw:text-style-name="MP14" draw:layer="backgroundobjects" svg:width="25.2cm" svg:height="2.628cm" svg:x="1.399cm" svg:y="0.628cm" presentation:class="title" presentation:user-transformed="true">
        <draw:text-box>
          <text:p text:style-name="MP13"><text:span text:style-name="MT6">Для правки текста заглавия щёлкните мышью</text:span></text:p>
        </draw:text-box>
      </draw:frame>
      <draw:frame draw:name="PlaceHolder 5" presentation:style-name="Mpr11" draw:text-style-name="MP14" draw:layer="backgroundobjects" svg:width="25.2cm" svg:height="9.134cm" svg:x="1.399cm" svg:y="3.685cm" presentation:class="outline" presentation:user-transformed="true">
        <draw:text-box>
          <text:list text:style-name="ML3">
            <text:list-item>
              <text:p text:style-name="MP15"><text:span text:style-name="MT7">Для правки структуры щёлкните мышью</text:span></text:p>
              <text:list>
                <text:list-item>
                  <text:p text:style-name="MP16"><text:span text:style-name="MT8">Второй уровень структуры</text:span></text:p>
                  <text:list>
                    <text:list-item>
                      <text:p text:style-name="MP17"><text:span text:style-name="MT6">Третий уровень структуры</text:span></text:p>
                      <text:list>
                        <text:list-item>
                          <text:p text:style-name="MP18"><text:span text:style-name="MT6">Четвёртый уровень структуры</text:span></text:p>
                          <text:list>
                            <text:list-item>
                              <text:p text:style-name="MP19"><text:span text:style-name="MT8">Пятый уровень структуры</text:span></text:p>
                              <text:list>
                                <text:list-item>
                                  <text:p text:style-name="MP19"><text:span text:style-name="MT8">Шестой уровень структуры</text:span></text:p>
                                  <text:list>
                                    <text:list-item>
                                      <text:p text:style-name="MP19"><text:span text:style-name="MT8">Седьмой уровень структуры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" style:display-name="Титульный слайд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4" draw:text-style-name="MP21" draw:layer="backgroundobjects" svg:width="20.999cm" svg:height="5.482cm" svg:x="3.499cm" svg:y="2.578cm" presentation:class="title" presentation:user-transformed="true">
        <draw:text-box>
          <text:p text:style-name="MP20"><text:span text:style-name="MT9">Образец заголовка</text:span></text:p>
        </draw:text-box>
      </draw:frame>
      <draw:frame draw:name="PlaceHolder 2" presentation:style-name="Mpr15" draw:text-style-name="MP10" draw:layer="backgroundobjects" svg:width="6.299cm" svg:height="0.837cm" svg:x="1.924cm" svg:y="14.6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PlaceHolder 3" presentation:style-name="Mpr15" draw:text-style-name="MP11" draw:layer="backgroundobjects" svg:width="9.449cm" svg:height="0.837cm" svg:x="9.275cm" svg:y="14.6cm" presentation:class="footer" presentation:user-transformed="true">
        <draw:text-box>
          <text:p text:style-name="MP5"><text:span text:style-name="MT4"><presentation:footer/></text:span></text:p>
        </draw:text-box>
      </draw:frame>
      <draw:frame draw:name="PlaceHolder 4" presentation:style-name="Mpr15" draw:text-style-name="MP10" draw:layer="backgroundobjects" svg:width="1.097cm" svg:height="0.837cm" svg:x="26.461cm" svg:y="7.456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draw:frame draw:name="PlaceHolder 5" presentation:style-name="Mpr16" draw:text-style-name="MP14" draw:layer="backgroundobjects" svg:width="25.2cm" svg:height="9.134cm" svg:x="1.399cm" svg:y="3.685cm" presentation:class="outline" presentation:user-transformed="true">
        <draw:text-box>
          <text:list text:style-name="ML3">
            <text:list-item>
              <text:p text:style-name="MP15"><text:span text:style-name="MT7">Для правки структуры щёлкните мышью</text:span></text:p>
              <text:list>
                <text:list-item>
                  <text:p text:style-name="MP16"><text:span text:style-name="MT8">Второй уровень структуры</text:span></text:p>
                  <text:list>
                    <text:list-item>
                      <text:p text:style-name="MP17"><text:span text:style-name="MT6">Третий уровень структуры</text:span></text:p>
                      <text:list>
                        <text:list-item>
                          <text:p text:style-name="MP18"><text:span text:style-name="MT6">Четвёртый уровень структуры</text:span></text:p>
                          <text:list>
                            <text:list-item>
                              <text:p text:style-name="MP19"><text:span text:style-name="MT8">Пятый уровень структуры</text:span></text:p>
                              <text:list>
                                <text:list-item>
                                  <text:p text:style-name="MP19"><text:span text:style-name="MT8">Шестой уровень структуры</text:span></text:p>
                                  <text:list>
                                    <text:list-item>
                                      <text:p text:style-name="MP19"><text:span text:style-name="MT8">Седьмой уровень структуры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Титульный_20_слайд-title" draw:layer="backgroundobjects" svg:width="0.001cm" svg:height="0.001cm" svg:x="0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9" draw:text-style-name="MP21" draw:layer="backgroundobjects" svg:width="20.999cm" svg:height="5.482cm" svg:x="3.499cm" svg:y="2.578cm" presentation:class="title" presentation:user-transformed="true">
        <draw:text-box>
          <text:p text:style-name="MP20"><text:span text:style-name="MT9">Образец заголовка</text:span></text:p>
        </draw:text-box>
      </draw:frame>
      <draw:frame draw:name="PlaceHolder 2" presentation:style-name="Mpr20" draw:text-style-name="MP10" draw:layer="backgroundobjects" svg:width="6.299cm" svg:height="0.837cm" svg:x="1.924cm" svg:y="14.6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PlaceHolder 3" presentation:style-name="Mpr20" draw:text-style-name="MP11" draw:layer="backgroundobjects" svg:width="9.449cm" svg:height="0.837cm" svg:x="9.275cm" svg:y="14.6cm" presentation:class="footer" presentation:user-transformed="true">
        <draw:text-box>
          <text:p text:style-name="MP5"><text:span text:style-name="MT4"><presentation:footer/></text:span></text:p>
        </draw:text-box>
      </draw:frame>
      <draw:frame draw:name="PlaceHolder 4" presentation:style-name="Mpr20" draw:text-style-name="MP10" draw:layer="backgroundobjects" svg:width="1.097cm" svg:height="0.837cm" svg:x="26.461cm" svg:y="7.456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draw:frame draw:name="PlaceHolder 5" presentation:style-name="Mpr21" draw:text-style-name="MP14" draw:layer="backgroundobjects" svg:width="25.2cm" svg:height="9.134cm" svg:x="1.399cm" svg:y="3.685cm" presentation:class="outline" presentation:user-transformed="true">
        <draw:text-box>
          <text:list text:style-name="ML3">
            <text:list-item>
              <text:p text:style-name="MP15"><text:span text:style-name="MT7">Для правки структуры щёлкните мышью</text:span></text:p>
              <text:list>
                <text:list-item>
                  <text:p text:style-name="MP16"><text:span text:style-name="MT8">Второй уровень структуры</text:span></text:p>
                  <text:list>
                    <text:list-item>
                      <text:p text:style-name="MP17"><text:span text:style-name="MT6">Третий уровень структуры</text:span></text:p>
                      <text:list>
                        <text:list-item>
                          <text:p text:style-name="MP18"><text:span text:style-name="MT6">Четвёртый уровень структуры</text:span></text:p>
                          <text:list>
                            <text:list-item>
                              <text:p text:style-name="MP19"><text:span text:style-name="MT8">Пятый уровень структуры</text:span></text:p>
                              <text:list>
                                <text:list-item>
                                  <text:p text:style-name="MP19"><text:span text:style-name="MT8">Шестой уровень структуры</text:span></text:p>
                                  <text:list>
                                    <text:list-item>
                                      <text:p text:style-name="MP19"><text:span text:style-name="MT8">Седьмой уровень структуры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Презентация PowerPoint</dc:title>
    <meta:editing-cycles>29</meta:editing-cycles>
    <meta:creation-date>2025-12-06T17:05:29</meta:creation-date>
    <dc:date>2025-12-24T16:31:59.444858073</dc:date>
    <dc:language>ru-RU</dc:language>
    <meta:editing-duration>PT2H42M8S</meta:editing-duration>
    <meta:generator>LibreOffice/25.8.2.1$Linux_X86_64 LibreOffice_project/580$Build-1</meta:generator>
    <meta:document-statistic meta:object-count="130"/>
    <meta:user-defined meta:name="AppVersion">14.0000</meta:user-defined>
    <meta:user-defined meta:name="Notes" meta:value-type="float">11</meta:user-defined>
    <meta:user-defined meta:name="PresentationFormat">Произвольный</meta:user-defined>
    <meta:user-defined meta:name="Slides" meta:value-type="float">13</meta:user-defined>
  </office:meta>
</office:document-meta>
</file>